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left="1.219cm" fo:margin-right="0cm" fo:text-indent="0cm"/>
    </style:style>
    <style:style style:name="T1" style:family="text">
      <style:text-properties fo:color="#ff5600"/>
    </style:style>
    <style:style style:name="T2" style:family="text">
      <style:text-properties fo:color="#3b3b3b"/>
    </style:style>
    <style:style style:name="T3" style:family="text">
      <style:text-properties fo:color="#006699" fo:font-weight="bold" style:font-weight-asian="bold" style:font-weight-complex="bold"/>
    </style:style>
    <style:style style:name="T4" style:family="text">
      <style:text-properties fo:color="#666666"/>
    </style:style>
    <style:style style:name="T5" style:family="text">
      <style:text-properties fo:color="#21439c"/>
    </style:style>
    <style:style style:name="T6" style:family="text">
      <style:text-properties fo:color="#45ae34" fo:font-weight="bold" style:font-weight-asian="bold" style:font-weight-complex="bold"/>
    </style:style>
    <style:style style:name="T7" style:family="text">
      <style:text-properties fo:color="#a8017e"/>
    </style:style>
    <style:style style:name="T8" style:family="text">
      <style:text-properties fo:color="#af82d4"/>
    </style:style>
    <style:style style:name="T9" style:family="text">
      <style:text-properties fo:color="#b7734c"/>
    </style:style>
    <style:style style:name="T10" style:family="text">
      <style:text-properties fo:color="#a535a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21cm" svg:x="1.4cm" svg:y="-0.02cm" presentation:class="title" presentation:user-transformed="true">
          <draw:text-box>
            <text:p>Lecture 03 Exercise<text:line-break/>Web Game Development Course<text:line-break/>February 2015</text:p>
          </draw:text-box>
        </draw:frame>
        <draw:frame presentation:style-name="pr2" draw:layer="layout" svg:width="25.199cm" svg:height="12.179cm" svg:x="1.4cm" svg:y="4.914cm" presentation:class="subtitle">
          <draw:text-box>
            <text:p>HTTP Protoco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ln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age: telnet domain port</text:p>
              </text:list-item>
              <text:list-item>
                <text:p>Raw GET request to httpbin.org with telnet</text:p>
                <text:list>
                  <text:list-item>
                    <text:p>telnet httpbin.org 80</text:p>
                  </text:list-item>
                </text:list>
              </text:list-item>
            </text:list>
            <text:p>--------------</text:p>
            <text:list text:continue-numbering="true" text:style-name="L2">
              <text:list-item>
                <text:list>
                  <text:list-header>
                    <text:p>GET /ip HTTP/1.1</text:p>
                    <text:p>Host:httpbin.org</text:p>
                    <text:p/>
                  </text:list-header>
                </text:list>
              </text:list-item>
            </text:list>
            <text:p>--------------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ST with Teln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-------------</text:p>
                <text:p>POST /post HTTP/1.1</text:p>
                <text:p>Host:httpbin.org</text:p>
                <text:p>Content-Type:application/x-http-form-urlencoded</text:p>
                <text:p>Content-Length:8</text:p>
                <text:p/>
                <text:p>action=1</text:p>
                <text:p/>
                <text:p>-------------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 HTTP Server in Node.j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nodejs.org/api/net.html</text:p>
              </text:list-item>
            </text:list>
            <text:p><text:span text:style-name="T1"><text:s text:c="4"/></text:span><text:span text:style-name="T1">var</text:span><text:span text:style-name="T2"> net </text:span><text:span text:style-name="T3">=</text:span><text:span text:style-name="T2"> require(</text:span><text:span text:style-name="T4">'net'</text:span><text:span text:style-name="T2">);</text:span></text:p>
            <text:p><text:span text:style-name="T2"/></text:p>
            <text:p text:style-name="P1"><text:span text:style-name="T1">var</text:span><text:span text:style-name="T2"> server </text:span><text:span text:style-name="T3">=</text:span><text:span text:style-name="T2"> net.createServer(</text:span><text:span text:style-name="T1">function</text:span><text:span text:style-name="T2">(client) {</text:span></text:p>
            <text:p text:style-name="P1"><text:span text:style-name="T2"><text:s text:c="4"/></text:span><text:span text:style-name="T2">client.on(</text:span><text:span text:style-name="T4">'data'</text:span><text:span text:style-name="T2">, </text:span><text:span text:style-name="T1">function</text:span><text:span text:style-name="T2">(data) {</text:span></text:p>
            <text:p text:style-name="P1"><text:span text:style-name="T2"><text:s text:c="10"/></text:span><text:span text:style-name="T5">console</text:span><text:span text:style-name="T6">.log</text:span><text:span text:style-name="T2">(</text:span><text:span text:style-name="T4">'Client connected with: '</text:span><text:span text:style-name="T2"> </text:span><text:span text:style-name="T3">+</text:span><text:span text:style-name="T2"> data);</text:span></text:p>
            <text:p text:style-name="P1"><text:span text:style-name="T2"><text:s text:c="4"/></text:span><text:span text:style-name="T2">});</text:span></text:p>
            <text:p text:style-name="P1">});</text:p>
            <text:p text:style-name="P1"/>
            <text:p text:style-name="P1"><text:span text:style-name="T2">server.listen(</text:span><text:span text:style-name="T7">8080</text:span><text:span text:style-name="T2">, </text:span><text:span text:style-name="T1">function</text:span><text:span text:style-name="T2">() {</text:span></text:p>
            <text:p text:style-name="P1"><text:span text:style-name="T2"><text:s text:c="4"/></text:span><text:span text:style-name="T5">console</text:span><text:span text:style-name="T6">.log</text:span><text:span text:style-name="T2">(</text:span><text:span text:style-name="T4">'Server started!'</text:span><text:span text:style-name="T2">);</text:span></text:p>
            <text:p text:style-name="P1">});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ay Hello!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1">var</text:span><text:span text:style-name="T2"> net </text:span><text:span text:style-name="T3">=</text:span><text:span text:style-name="T2"> require(</text:span><text:span text:style-name="T4">'net'</text:span><text:span text:style-name="T2">);</text:span></text:p>
            <text:p/>
            <text:p><text:span text:style-name="T1">var</text:span><text:span text:style-name="T2"> server </text:span><text:span text:style-name="T3">=</text:span><text:span text:style-name="T2"> net.createServer(</text:span><text:span text:style-name="T1">function</text:span><text:span text:style-name="T2">(client) {</text:span></text:p>
            <text:p><text:span text:style-name="T2"><text:s text:c="2"/></text:span><text:span text:style-name="T2">client.on(</text:span><text:span text:style-name="T4">'data'</text:span><text:span text:style-name="T2">, </text:span><text:span text:style-name="T1">function</text:span><text:span text:style-name="T2">(data) {</text:span></text:p>
            <text:p><text:span text:style-name="T2"><text:s text:c="4"/></text:span><text:span text:style-name="T2">client.</text:span><text:span text:style-name="T6">write</text:span><text:span text:style-name="T2">(</text:span><text:span text:style-name="T4">'&lt;html&gt;&lt;head&gt;&lt;title&gt;Hello!&lt;/title&gt;&lt;/head&gt;&lt;body&gt;&lt;h1&gt;Hello World!&lt;/h1&gt;&lt;/body&gt;&lt;/html&gt;'</text:span><text:span text:style-name="T2">, </text:span><text:span text:style-name="T1">function</text:span><text:span text:style-name="T2">() {</text:span></text:p>
            <text:p><text:span text:style-name="T2"><text:s text:c="6"/></text:span><text:span text:style-name="T2">client.end(); <text:s text:c="11"/></text:span></text:p>
            <text:p><text:span text:style-name="T2"><text:s text:c="4"/></text:span><text:span text:style-name="T2">});</text:span></text:p>
            <text:p><text:span text:style-name="T2"><text:s text:c="2"/></text:span><text:span text:style-name="T2">});</text:span></text:p>
            <text:p>});</text:p>
            <text:p/>
            <text:p><text:span text:style-name="T2">server.listen(</text:span><text:span text:style-name="T7">8080</text:span><text:span text:style-name="T2">, </text:span><text:span text:style-name="T1">function</text:span><text:span text:style-name="T2">() {</text:span></text:p>
            <text:p><text:span text:style-name="T2"><text:s text:c="4"/></text:span><text:span text:style-name="T5">console</text:span><text:span text:style-name="T6">.log</text:span><text:span text:style-name="T2">(</text:span><text:span text:style-name="T4">'Server started!'</text:span><text:span text:style-name="T2">);</text:span></text:p>
            <text:p>});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se Request, Headers and Body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1"><text:s text:c="8"/></text:span><text:span text:style-name="T1">var</text:span><text:span text:style-name="T2"> lines </text:span><text:span text:style-name="T3">=</text:span><text:span text:style-name="T2"> data.</text:span><text:span text:style-name="T6">toString</text:span><text:span text:style-name="T2">().</text:span><text:span text:style-name="T6">split</text:span><text:span text:style-name="T2">(</text:span><text:span text:style-name="T4">"\r\n"</text:span><text:span text:style-name="T2">);</text:span></text:p>
            <text:p/>
            <text:p><text:span text:style-name="T2"><text:s text:c="8"/></text:span><text:span text:style-name="T1">var</text:span><text:span text:style-name="T2"> request </text:span><text:span text:style-name="T3">=</text:span><text:span text:style-name="T2"> lines[</text:span><text:span text:style-name="T7">0</text:span><text:span text:style-name="T2">]; </text:span><text:span text:style-name="T8">// First request line</text:span></text:p>
            <text:p><text:span text:style-name="T2"><text:s text:c="8"/></text:span><text:span text:style-name="T1">var</text:span><text:span text:style-name="T2"> headers </text:span><text:span text:style-name="T3">=</text:span><text:span text:style-name="T2"> [];</text:span></text:p>
            <text:p><text:span text:style-name="T2"><text:s text:c="8"/></text:span><text:span text:style-name="T1">var</text:span><text:span text:style-name="T2"> body </text:span><text:span text:style-name="T3">=</text:span><text:span text:style-name="T2"> [];</text:span></text:p>
            <text:p/>
            <text:p><text:span text:style-name="T2"><text:s text:c="8"/></text:span><text:span text:style-name="T8">// Get request headers</text:span></text:p>
            <text:p><text:span text:style-name="T2"><text:s text:c="8"/></text:span><text:span text:style-name="T1">var</text:span><text:span text:style-name="T2"> bodyIndex </text:span><text:span text:style-name="T3">=</text:span><text:span text:style-name="T2"> </text:span><text:span text:style-name="T7">0</text:span><text:span text:style-name="T2">;</text:span></text:p>
            <text:p><text:span text:style-name="T2"><text:s text:c="8"/></text:span><text:span text:style-name="T3">for</text:span><text:span text:style-name="T2"> (</text:span><text:span text:style-name="T1">var</text:span><text:span text:style-name="T2"> i </text:span><text:span text:style-name="T3">=</text:span><text:span text:style-name="T2"> </text:span><text:span text:style-name="T7">1</text:span><text:span text:style-name="T2">; i </text:span><text:span text:style-name="T3">&lt;</text:span><text:span text:style-name="T2"> lines.</text:span><text:span text:style-name="T9">length</text:span><text:span text:style-name="T2">; i</text:span><text:span text:style-name="T3">++</text:span><text:span text:style-name="T2">) {</text:span></text:p>
            <text:p><text:span text:style-name="T2"><text:s text:c="12"/></text:span><text:span text:style-name="T3">if</text:span><text:span text:style-name="T2"> (lines[i] </text:span><text:span text:style-name="T3">==</text:span><text:span text:style-name="T2"> </text:span><text:span text:style-name="T4">''</text:span><text:span text:style-name="T2">) {</text:span></text:p>
            <text:p><text:span text:style-name="T2"><text:s text:c="16"/></text:span><text:span text:style-name="T8">// End of headers reached</text:span></text:p>
            <text:p><text:span text:style-name="T2"><text:s text:c="16"/></text:span><text:span text:style-name="T2">bodyIndex </text:span><text:span text:style-name="T3">=</text:span><text:span text:style-name="T2"> i </text:span><text:span text:style-name="T3">+</text:span><text:span text:style-name="T2"> </text:span><text:span text:style-name="T7">1</text:span><text:span text:style-name="T2">;</text:span></text:p>
            <text:p><text:span text:style-name="T2"><text:s text:c="16"/></text:span><text:span text:style-name="T3">break</text:span><text:span text:style-name="T2">;</text:span></text:p>
            <text:p><text:span text:style-name="T2"><text:s text:c="12"/></text:span><text:span text:style-name="T2">}</text:span></text:p>
            <text:p/>
            <text:p><text:span text:style-name="T2"><text:s text:c="12"/></text:span><text:span text:style-name="T2">headers.</text:span><text:span text:style-name="T6">push</text:span><text:span text:style-name="T2">(lines[i])</text:span></text:p>
            <text:p><text:span text:style-name="T2"><text:s text:c="8"/></text:span><text:span text:style-name="T2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rse Request, Headers and Body 2</text:p>
          </draw:text-box>
        </draw:frame>
        <draw:frame presentation:style-name="pr5" draw:layer="layout" svg:width="25.199cm" svg:height="12.179cm" svg:x="1.4cm" svg:y="4.914cm" presentation:class="outline">
          <draw:text-box>
            <text:p><text:span text:style-name="T2"><text:s text:c="8"/></text:span><text:span text:style-name="T8">// Get request body</text:span></text:p>
            <text:p><text:span text:style-name="T2"><text:s text:c="8"/></text:span><text:span text:style-name="T3">for</text:span><text:span text:style-name="T2"> (</text:span><text:span text:style-name="T1">var</text:span><text:span text:style-name="T2"> i </text:span><text:span text:style-name="T3">=</text:span><text:span text:style-name="T2"> bodyIndex; i </text:span><text:span text:style-name="T3">&lt;</text:span><text:span text:style-name="T2"> lines.</text:span><text:span text:style-name="T9">length</text:span><text:span text:style-name="T2">; i</text:span><text:span text:style-name="T3">++</text:span><text:span text:style-name="T2">) {</text:span></text:p>
            <text:p><text:span text:style-name="T2"><text:s text:c="12"/></text:span><text:span text:style-name="T3">if</text:span><text:span text:style-name="T2"> (lines[i] </text:span><text:span text:style-name="T3">==</text:span><text:span text:style-name="T2"> </text:span><text:span text:style-name="T4">''</text:span><text:span text:style-name="T2">) {</text:span></text:p>
            <text:p><text:span text:style-name="T2"><text:s text:c="16"/></text:span><text:span text:style-name="T8">// End of request reached</text:span></text:p>
            <text:p><text:span text:style-name="T2"><text:s text:c="12"/></text:span><text:span text:style-name="T2">}</text:span></text:p>
            <text:p/>
            <text:p><text:span text:style-name="T2"><text:s text:c="12"/></text:span><text:span text:style-name="T2">body.</text:span><text:span text:style-name="T6">push</text:span><text:span text:style-name="T2">(lines[i]);</text:span></text:p>
            <text:p><text:span text:style-name="T2"><text:s text:c="8"/></text:span><text:span text:style-name="T2">}</text:span></text:p>
            <text:p/>
            <text:p><text:span text:style-name="T2"><text:s text:c="8"/></text:span><text:span text:style-name="T8">// Parse request</text:span></text:p>
            <text:p><text:span text:style-name="T2"><text:s text:c="8"/></text:span><text:span text:style-name="T1">var</text:span><text:span text:style-name="T2"> data </text:span><text:span text:style-name="T3">=</text:span><text:span text:style-name="T2"> request.</text:span><text:span text:style-name="T6">split</text:span><text:span text:style-name="T2">(</text:span><text:span text:style-name="T4">' '</text:span><text:span text:style-name="T2">);</text:span></text:p>
            <text:p><text:span text:style-name="T2"><text:s text:c="8"/></text:span><text:span text:style-name="T1">var</text:span><text:span text:style-name="T2"> method </text:span><text:span text:style-name="T3">=</text:span><text:span text:style-name="T2"> data[</text:span><text:span text:style-name="T7">0</text:span><text:span text:style-name="T2">];</text:span></text:p>
            <text:p><text:span text:style-name="T2"><text:s text:c="8"/></text:span><text:span text:style-name="T1">var</text:span><text:span text:style-name="T2"> path </text:span><text:span text:style-name="T3">=</text:span><text:span text:style-name="T2"> data[</text:span><text:span text:style-name="T7">1</text:span><text:span text:style-name="T2">];</text:span></text:p>
            <text:p><text:span text:style-name="T2"><text:s text:c="8"/></text:span><text:span text:style-name="T1">var</text:span><text:span text:style-name="T2"> protocol </text:span><text:span text:style-name="T3">=</text:span><text:span text:style-name="T2"> data[</text:span><text:span text:style-name="T7">2</text:span><text:span text:style-name="T2">]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 Routes</text:p>
          </draw:text-box>
        </draw:frame>
        <draw:frame presentation:style-name="pr5" draw:layer="layout" svg:width="25.199cm" svg:height="12.179cm" svg:x="1.4cm" svg:y="4.914cm" presentation:class="outline">
          <draw:text-box>
            <text:p>// Define outside of server handler</text:p>
            <text:p><text:span text:style-name="T1">var</text:span><text:span text:style-name="T2"> routes </text:span><text:span text:style-name="T3">=</text:span><text:span text:style-name="T2"> {</text:span></text:p>
            <text:p><text:span text:style-name="T2"><text:s text:c="4"/></text:span><text:span text:style-name="T4">'</text:span><text:span text:style-name="T5">/</text:span><text:span text:style-name="T4">'</text:span><text:span text:style-name="T2">: </text:span><text:span text:style-name="T5">function</text:span><text:span text:style-name="T2">(client, method, headers, body) {</text:span></text:p>
            <text:p><text:span text:style-name="T2"><text:s text:c="8"/></text:span><text:span text:style-name="T2">client.</text:span><text:span text:style-name="T6">write</text:span><text:span text:style-name="T2">(</text:span><text:span text:style-name="T4">'&lt;html&gt;&lt;head&gt;&lt;title&gt;Test&lt;/title&gt;&lt;/head&gt;&lt;body&gt;Hello World, today is: '</text:span><text:span text:style-name="T2"> </text:span><text:span text:style-name="T3">+</text:span><text:span text:style-name="T2"> </text:span><text:span text:style-name="T3">new</text:span><text:span text:style-name="T2"> </text:span><text:span text:style-name="T5">Date</text:span><text:span text:style-name="T2">() </text:span><text:span text:style-name="T3">+</text:span><text:span text:style-name="T2"> </text:span><text:span text:style-name="T4">'&lt;/body&gt;&lt;/html&gt;'</text:span><text:span text:style-name="T2">, </text:span><text:span text:style-name="T1">function</text:span><text:span text:style-name="T2">() {</text:span></text:p>
            <text:p><text:span text:style-name="T2"><text:s text:c="12"/></text:span><text:span text:style-name="T8">// Disconnect client</text:span></text:p>
            <text:p><text:span text:style-name="T2"><text:s text:c="12"/></text:span><text:span text:style-name="T2">client.end();</text:span></text:p>
            <text:p><text:span text:style-name="T2"><text:s text:c="8"/></text:span><text:span text:style-name="T2">});</text:span></text:p>
            <text:p><text:span text:style-name="T2"><text:s text:c="4"/></text:span><text:span text:style-name="T2">}</text:span></text:p>
            <text:p>};</text:p>
            <text:p/>
            <text:p>//....//</text:p>
            <text:p/>
            <text:p>// Inside the client ondata event</text:p>
            <text:p><text:span text:style-name="T3">if</text:span><text:span text:style-name="T2"> (routes[path] </text:span><text:span text:style-name="T3">!==</text:span><text:span text:style-name="T2"> </text:span><text:span text:style-name="T10">undefined</text:span><text:span text:style-name="T2">) {</text:span></text:p>
            <text:p><text:span text:style-name="T2"><text:s text:c="4"/></text:span><text:span text:style-name="T2">routes[path](client, method, headers, body);</text:span></text:p>
            <text:p>}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Nimbus Mono L" svg:font-family="'Nimbus Mono L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8T17:39:50.518053997</meta:creation-date>
    <dc:date>2015-03-08T18:43:24.866779950</dc:date>
    <meta:editing-duration>PT44M17S</meta:editing-duration>
    <meta:editing-cycles>19</meta:editing-cycles>
    <meta:generator>LibreOffice/4.3.3.2$Linux_X86_64 LibreOffice_project/430m0$Build-2</meta:generator>
    <meta:document-statistic meta:object-count="53"/>
  </office:meta>
</office:document-meta>
</file>